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07ec" officeooo:paragraph-rsid="000f07ec"/>
    </style:style>
    <style:style style:name="P2" style:family="paragraph" style:parent-style-name="Standard">
      <style:paragraph-properties fo:text-align="justify" style:justify-single-word="false"/>
      <style:text-properties fo:font-size="10pt" officeooo:rsid="000f07ec" officeooo:paragraph-rsid="001261e9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0066ff" fo:font-size="16pt" officeooo:rsid="000f07ec" officeooo:paragraph-rsid="000f07ec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f07ec" officeooo:paragraph-rsid="000f07ec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4" style:family="text">
      <style:text-properties style:font-name="Liberation Serif1" fo:font-size="12pt" fo:font-style="normal" style:font-name-asian="Liberation Serif1" style:font-size-asian="12pt" style:font-style-asian="normal" style:font-name-complex="Liberation Serif1" style:font-size-complex="12pt" style:font-style-complex="normal"/>
    </style:style>
    <style:style style:name="T5" style:family="text">
      <style:text-properties style:font-name="Liberation Serif" fo:font-style="normal" style:font-name-asian="WenQuanYi Micro Hei" style:font-style-asian="normal" style:font-name-complex="Lohit Devanagari" style:font-style-complex="normal"/>
    </style:style>
    <style:style style:name="T6" style:family="text">
      <style:text-properties style:font-name="Liberation Serif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T7" style:family="text">
      <style:text-properties style:font-name="Liberation Serif" fo:font-style="normal" fo:font-weight="normal" officeooo:rsid="00157962" style:font-name-asian="WenQuanYi Micro Hei" style:font-style-asian="normal" style:font-weight-asian="normal" style:font-name-complex="Lohit Devanagari" style:font-style-complex="normal" style:font-weight-complex="normal"/>
    </style:style>
    <style:style style:name="T8" style:family="text">
      <style:text-properties style:font-name="Liberation Serif" fo:font-style="normal" fo:font-weight="bold" style:font-name-asian="WenQuanYi Micro Hei" style:font-style-asian="normal" style:font-weight-asian="bold" style:font-name-complex="Lohit Devanagari" style:font-style-complex="normal" style:font-weight-complex="bold"/>
    </style:style>
    <style:style style:name="T9" style:family="text">
      <style:text-properties style:font-name="Liberation Serif" fo:font-style="normal" fo:font-weight="bold" officeooo:rsid="00157962" style:font-name-asian="WenQuanYi Micro Hei" style:font-style-asian="normal" style:font-weight-asian="bold" style:font-name-complex="Lohit Devanagari" style:font-style-complex="normal" style:font-weight-complex="bold"/>
    </style:style>
    <style:style style:name="T10" style:family="text">
      <style:text-properties style:font-name="Liberation Serif" fo:font-style="italic" style:font-name-asian="WenQuanYi Micro Hei" style:font-style-asian="italic" style:font-name-complex="Lohit Devanagari" style:font-style-complex="italic"/>
    </style:style>
    <style:style style:name="T11" style:family="text">
      <style:text-properties style:font-name="Liberation Serif" fo:font-style="italic" fo:font-weight="bold" style:font-name-asian="WenQuanYi Micro Hei" style:font-style-asian="italic" style:font-weight-asian="bold" style:font-name-complex="Lohit Devanagari" style:font-style-complex="italic" style:font-weight-complex="bold"/>
    </style:style>
    <style:style style:name="T12" style:family="text">
      <style:text-properties style:font-name="Liberation Serif" fo:font-style="italic" fo:font-weight="normal" style:font-name-asian="WenQuanYi Micro Hei" style:font-style-asian="italic" style:font-weight-asian="normal" style:font-name-complex="Lohit Devanagari" style:font-style-complex="italic" style:font-weight-complex="normal"/>
    </style:style>
    <style:style style:name="T13" style:family="text">
      <style:text-properties style:font-name="Liberation Serif" fo:font-size="12pt" fo:font-style="normal" style:font-name-asian="WenQuanYi Micro Hei" style:font-size-asian="12pt" style:font-style-asian="normal" style:font-name-complex="Lohit Devanagari" style:font-size-complex="12pt" style:font-style-complex="normal"/>
    </style:style>
    <style:style style:name="T14" style:family="text">
      <style:text-properties style:font-name="Liberation Serif" fo:font-size="12pt" fo:font-style="normal" fo:font-weight="normal" style:font-name-asian="WenQuanYi Micro Hei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fo:font-weight="bold" style:font-name-asian="WenQuanYi Micro Hei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16" style:family="text">
      <style:text-properties style:font-name="Liberation Serif" fo:font-size="12pt" fo:font-style="italic" style:font-name-asian="WenQuanYi Micro Hei" style:font-size-asian="12pt" style:font-style-asian="italic" style:font-name-complex="Lohit Devanagari" style:font-size-complex="12pt" style:font-style-complex="italic"/>
    </style:style>
    <style:style style:name="T17" style:family="text">
      <style:text-properties style:font-name="Liberation Serif" fo:font-size="12pt" fo:font-style="italic" fo:font-weight="bold" style:font-name-asian="WenQuanYi Micro Hei" style:font-size-asian="12pt" style:font-style-asian="italic" style:font-weight-asian="bold" style:font-name-complex="Lohit Devanagari" style:font-size-complex="12pt" style:font-style-complex="italic" style:font-weight-complex="bold"/>
    </style:style>
    <style:style style:name="T18" style:family="text">
      <style:text-properties style:font-name="Liberation Serif" fo:font-size="12pt" fo:font-style="italic" fo:font-weight="normal" style:font-name-asian="WenQuanYi Micro Hei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9" style:family="text">
      <style:text-properties style:text-position="sub 58%" style:font-name="Liberation Serif" fo:font-style="normal" fo:font-weight="bold" style:font-name-asian="WenQuanYi Micro Hei" style:font-style-asian="normal" style:font-weight-asian="bold" style:font-name-complex="Lohit Devanagari" style:font-style-complex="normal" style:font-weight-complex="bold"/>
    </style:style>
    <style:style style:name="T20" style:family="text">
      <style:text-properties style:text-position="sub 58%" style:font-name="Liberation Serif" fo:font-style="normal" fo:font-weight="bold" officeooo:rsid="00108a39" style:font-name-asian="WenQuanYi Micro Hei" style:font-style-asian="normal" style:font-weight-asian="bold" style:font-name-complex="Lohit Devanagari" style:font-style-complex="normal" style:font-weight-complex="bold"/>
    </style:style>
    <style:style style:name="T21" style:family="text">
      <style:text-properties style:text-position="sub 58%" style:font-name="Liberation Serif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T22" style:family="text">
      <style:text-properties style:text-position="0% 100%" style:font-name="Liberation Serif" fo:font-style="normal" fo:font-weight="bold" style:font-name-asian="WenQuanYi Micro Hei" style:font-style-asian="normal" style:font-weight-asian="bold" style:font-name-complex="Lohit Devanagari" style:font-style-complex="normal" style:font-weight-complex="bold"/>
    </style:style>
    <style:style style:name="T23" style:family="text">
      <style:text-properties style:text-position="0% 100%" style:font-name="Liberation Serif" fo:font-style="normal" fo:font-weight="bold" officeooo:rsid="00108a39" style:font-name-asian="WenQuanYi Micro Hei" style:font-style-asian="normal" style:font-weight-asian="bold" style:font-name-complex="Lohit Devanagari" style:font-style-complex="normal" style:font-weight-complex="bold"/>
    </style:style>
    <style:style style:name="T24" style:family="text">
      <style:text-properties style:text-position="0% 100%" style:font-name="Liberation Serif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T25" style:family="text">
      <style:text-properties style:text-position="0% 100%" style:font-name="Liberation Serif" fo:font-style="normal" fo:font-weight="normal" officeooo:rsid="00108a39" style:font-name-asian="WenQuanYi Micro Hei" style:font-style-asian="normal" style:font-weight-asian="normal" style:font-name-complex="Lohit Devanagari" style:font-style-complex="normal" style:font-weight-complex="normal"/>
    </style:style>
    <style:style style:name="T26" style:family="text">
      <style:text-properties style:text-position="0% 100%" style:font-name="Liberation Serif1" fo:font-style="normal" fo:font-weight="bold" style:font-name-asian="Liberation Serif1" style:font-style-asian="normal" style:font-weight-asian="bold" style:font-name-complex="Liberation Serif1" style:font-style-complex="normal" style:font-weight-complex="bold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fo:font-style="italic" style:font-size-asian="12pt" style:font-style-asian="italic" style:font-size-complex="12pt" style:font-style-complex="italic"/>
    </style:style>
    <style:style style:name="T29" style:family="text">
      <style:text-properties fo:font-size="12pt" fo:font-style="normal" style:font-size-asian="12pt" style:font-style-asian="normal" style:font-size-complex="12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KC Lab3 – Matica Florian-Alexandru</text:p>
      <text:p text:style-name="P1"/>
      <text:p text:style-name="P1"/>
      <text:p text:style-name="P1"/>
      <text:p text:style-name="P2"><text:tab/><text:span text:style-name="T27">A linear congruence equation is defined as a</text:span><text:span text:style-name="T28">x</text:span><text:span text:style-name="T29"> </text:span><text:span text:style-name="T4">≡</text:span><text:span text:style-name="T13"> b (mod </text:span><text:span text:style-name="T16">m</text:span><text:span text:style-name="T14">). We have to find all values for x for which the equivalence holds. </text:span></text:p>
      <text:p text:style-name="P2"><text:span text:style-name="T14"><text:tab/>The given equation is solvable </text:span><text:span text:style-name="T15">if and only if </text:span><text:span text:style-name="T14">the greatest common divisor of </text:span><text:span text:style-name="T17">a </text:span><text:span text:style-name="T14">and </text:span><text:span text:style-name="T17">m </text:span><text:span text:style-name="T14"><text:s/>divides </text:span><text:span text:style-name="T17">b</text:span><text:span text:style-name="T18"> </text:span><text:span text:style-name="T14">( GCD(a, m) | b).</text:span></text:p>
      <text:p text:style-name="P2"><text:span text:style-name="T14"/></text:p>
      <text:p text:style-name="P4"><text:span text:style-name="T6"><text:tab/>In this implementation, we first try to simplify the equation by dividing a, m and b by the greatest common divisor of a and m, because we need to make </text:span><text:span text:style-name="T7">sure</text:span><text:span text:style-name="T6"> that </text:span><text:span text:style-name="T8">GCD become</text:span><text:span text:style-name="T9">s</text:span><text:span text:style-name="T8"> 1</text:span><text:span text:style-name="T6"> in order to use the modular multiplicative inverse to solve the equation. </text:span></text:p>
      <text:p text:style-name="P4"><text:span text:style-name="T6"/></text:p>
      <text:p text:style-name="P4"><text:span text:style-name="T6"><text:tab/>After simplifying, we get the equation </text:span><text:span text:style-name="T8">a</text:span><text:span text:style-name="T19">1</text:span><text:span text:style-name="T22">x </text:span><text:span text:style-name="T26">≡</text:span><text:span text:style-name="T22"> b</text:span><text:span text:style-name="T19">1 </text:span><text:span text:style-name="T22">(</text:span><text:span text:style-name="T24">mod </text:span><text:span text:style-name="T22">m</text:span><text:span text:style-name="T19">1</text:span><text:span text:style-name="T22">)</text:span><text:span text:style-name="T24">, where </text:span><text:span text:style-name="T22">d </text:span><text:span text:style-name="T24">= GCD(a</text:span><text:span text:style-name="T21">1</text:span><text:span text:style-name="T24">, m</text:span><text:span text:style-name="T21">1</text:span><text:span text:style-name="T24">) = 1, therefore d | b</text:span><text:span text:style-name="T21">1</text:span><text:span text:style-name="T24"> and the equation is solvable. The solution to this linear congruence is equivalent to </text:span><text:span text:style-name="T25">finding the value of a fractional congruence. In the fractional form, the particular solution </text:span><text:span text:style-name="T23">x</text:span><text:span text:style-name="T20">0</text:span><text:span text:style-name="T23"> </text:span><text:span text:style-name="T25">can be found as </text:span><text:span text:style-name="T23">b</text:span><text:span text:style-name="T20">1</text:span><text:span text:style-name="T23">*y % m</text:span><text:span text:style-name="T20">1</text:span><text:span text:style-name="T23">, </text:span><text:span text:style-name="T25"><text:s/>where y is the modular multiplicative inverse of </text:span><text:span text:style-name="T23">a</text:span><text:span text:style-name="T20">1</text:span><text:span text:style-name="T23"> </text:span><text:span text:style-name="T25">with respect to </text:span><text:span text:style-name="T23">m</text:span><text:span text:style-name="T20">1</text:span><text:span text:style-name="T23">. </text:span><text:span text:style-name="T25">Then the general solution can be expressed as </text:span><text:span text:style-name="T23">x = x</text:span><text:span text:style-name="T20">0 </text:span><text:span text:style-name="T23">+ </text:span><text:span text:style-name="T24"><text:s/></text:span><text:span text:style-name="T23">k*m</text:span><text:span text:style-name="T20">1, </text:span><text:span text:style-name="T25">where k is any integer number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6:02:56.661875437</meta:creation-date>
    <dc:date>2017-11-24T16:17:16.020249214</dc:date>
    <meta:editing-duration>PT3M5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90" meta:character-count="1004" meta:non-whitespace-character-count="809"/>
  </office:meta>
</office:document-meta>
</file>